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6.6931in" table:align="margins"/>
    </style:style>
    <style:style style:name="表格1.A" style:family="table-column">
      <style:table-column-properties style:column-width="1.6729in" style:rel-column-width="16383*"/>
    </style:style>
    <style:style style:name="表格1.D" style:family="table-column">
      <style:table-column-properties style:column-width="1.6736in" style:rel-column-width="16386*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D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D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1.8" style:family="table-row">
      <style:table-row-properties style:min-row-height="0.3146in"/>
    </style:style>
    <style:style style:name="P1" style:family="paragraph" style:parent-style-name="Standard">
      <style:text-properties officeooo:paragraph-rsid="00041c4c"/>
    </style:style>
    <style:style style:name="P2" style:family="paragraph" style:parent-style-name="Table_20_Contents">
      <style:text-properties officeooo:paragraph-rsid="00041c4c"/>
    </style:style>
    <style:style style:name="P3" style:family="paragraph" style:parent-style-name="Standard">
      <style:text-properties officeooo:paragraph-rsid="00041c4c"/>
    </style:style>
    <style:style style:name="P4" style:family="paragraph" style:parent-style-name="Table_20_Contents">
      <style:text-properties officeooo:paragraph-rsid="00041c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7 <text:s/>添加声音 <text:s/>教案</text:p>
      <text:p text:style-name="Title"/>
      <text:p text:style-name="P1">学习目标</text:p>
      <text:p text:style-name="Standard"><text:tab/>添加角色和背景音效</text:p>
      <text:p text:style-name="Standard"/>
      <text:p text:style-name="P1">学习内容</text:p>
      <text:p text:style-name="P1"><text:tab/>scratch 提供的声音资源</text:p>
      <text:p text:style-name="P1"><text:tab/>音量</text:p>
      <text:p text:style-name="P1"><text:tab/>音调</text:p>
      <text:p text:style-name="P1"><text:tab/>用图形表示声音</text:p>
      <text:p text:style-name="P1"><text:tab/>录制声音</text:p>
      <text:p text:style-name="P1"><text:tab/>添加外部声音</text:p>
      <text:p text:style-name="P1"><text:tab/>声音格式</text:p>
      <text:p text:style-name="P1"/>
      <text:p text:style-name="P1"/>
      <text:p text:style-name="P1">学习重点</text:p>
      <text:p text:style-name="P1"><text:tab/></text:p>
      <text:p text:style-name="P1">学习难点</text:p>
      <text:p text:style-name="P1"/>
      <text:p text:style-name="P1">学习过程</text:p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P2">时间</text:p>
          </table:table-cell>
          <table:table-cell table:style-name="表格1.A1" office:value-type="string">
            <text:p text:style-name="P2">内容</text:p>
          </table:table-cell>
          <table:table-cell table:style-name="表格1.A1" office:value-type="string">
            <text:p text:style-name="P2">评估</text:p>
          </table:table-cell>
          <table:table-cell table:style-name="表格1.D1" office:value-type="string">
            <text:p text:style-name="P2">附注</text:p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Scratch 声音资源</text:p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学生操作</text:p>
          </table:table-cell>
          <table:table-cell table:style-name="表格1.A2" office:value-type="string">
            <text:p text:style-name="P2">知道如何查找添加声音</text:p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用图形表示声音</text:p>
            <text:p text:style-name="P2">声音微调</text:p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学生操作</text:p>
          </table:table-cell>
          <table:table-cell table:style-name="表格1.A2" office:value-type="string">
            <text:p text:style-name="P2">知道声音调整位置</text:p>
          </table:table-cell>
          <table:table-cell table:style-name="表格1.D2" office:value-type="string">
            <text:p text:style-name="P2"/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 table:style-name="表格1.8"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录制声音</text:p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 table:style-name="表格1.8"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学生操作</text:p>
          </table:table-cell>
          <table:table-cell table:style-name="表格1.A2" office:value-type="string">
            <text:p text:style-name="P2">可以录制声音</text:p>
          </table:table-cell>
          <table:table-cell table:style-name="表格1.D2" office:value-type="string">
            <text:p text:style-name="P2"/>
          </table:table-cell>
        </table:table-row>
        <table:table-row table:style-name="表格1.8"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 table:style-name="表格1.8"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添加外部声音</text:p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 table:style-name="表格1.8"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学生操作</text:p>
          </table:table-cell>
          <table:table-cell table:style-name="表格1.A2" office:value-type="string">
            <text:p text:style-name="P2">可以添加外部声音</text:p>
          </table:table-cell>
          <table:table-cell table:style-name="表格1.D2" office:value-type="string">
            <text:p text:style-name="P2"/>
          </table:table-cell>
        </table:table-row>
        <table:table-row table:style-name="表格1.8"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/>
          </table:table-cell>
          <table:table-cell table:style-name="表格1.D2" office:value-type="string">
            <text:p text:style-name="P2"/>
          </table:table-cell>
        </table:table-row>
        <table:table-row table:style-name="表格1.8"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2">音量和音调</text:p>
          </table:table-cell>
          <table:table-cell table:style-name="表格1.A2" office:value-type="string">
            <text:p text:style-name="P2">了解</text:p>
          </table:table-cell>
          <table:table-cell table:style-name="表格1.D2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>课后作业</text:p>
      <text:p text:style-name="P1"><text:tab/>给已经创建的故事场景片段 添加角色对话，声音 和背景音效</text:p>
      <text:p text:style-name="P1"/>
      <text:p text:style-name="P1"><text:soft-page-break/></text:p>
      <text:p text:style-name="P1">学生评价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0T20:25:50.495000000</dc:date>
    <meta:editing-duration>PT21M44S</meta:editing-duration>
    <meta:editing-cycles>5</meta:editing-cycles>
    <meta:document-statistic meta:table-count="1" meta:image-count="0" meta:object-count="0" meta:page-count="2" meta:paragraph-count="37" meta:word-count="194" meta:character-count="224" meta:non-whitespace-character-count="206"/>
  </office:meta>
</office:document-meta>
</file>